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0">
      <style:table-cell-properties fo:background-color="#ccffff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ccffff" fo:wrap-option="wrap" style:vertical-align="automatic"/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cfe7f5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1"/>
        <table:table-column table:style-name="co2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and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bo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bsor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do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ffect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ffli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l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maz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mb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nguis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ni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ppraisa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stonish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ttra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ud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void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wa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w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awkwar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ba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bewilder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bitt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bless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b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br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aut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lev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lo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lou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omposur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ons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onsid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ou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ourage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ritica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cro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ark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ef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ef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el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eso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espic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eter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evas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evo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diffide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dai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gra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illusi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lik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ma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orien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trus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isturb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omin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oub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oub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dul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ag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arnes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mp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ncou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ng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ngross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n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xasp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xc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explo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asc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a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at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estiv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l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on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org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ortun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reedo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r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ris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rust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ulfill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u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fu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ga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gle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gloom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goo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gre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har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help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hesi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hesitan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hop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ho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host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ho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humil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hur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mpor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mpuls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mpul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adequ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adequ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fatu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f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ferio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flam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fur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qui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secu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signific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sul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te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tim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tr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in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jubi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ke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lib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lif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liv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loath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lonel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lou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luc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mer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mise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mou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neg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nega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negl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neutra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noncha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numb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offen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op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opt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out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aralysi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a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ass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eac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erplex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ess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etrifi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lay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o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ow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ower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reoccup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provo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qui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quir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assur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bell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bell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ce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cep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e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gre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i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j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li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reluc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serv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s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st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evul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ridicul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afe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al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arca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cor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e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ha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h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keptic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noo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ou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piri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pirit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pi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tra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tupid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ubmi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3" office:value-type="string" calcext:value-type="string">
            <text:p>sub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ul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ulk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ull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unn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u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uspic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we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sympath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tea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ten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tenac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tend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ten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terri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te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thr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thril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traged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un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understand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un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unhap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uniqu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un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us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ven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veng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victimiz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vig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vi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warm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wea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withdrawa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withdraw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wo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wo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wond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" office:value-type="string" calcext:value-type="string">
            <text:p>worth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1013"/>
        </table:table-row>
        <table:table-row table:style-name="ro1" table:number-rows-repeated="104817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0485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23:24:14.641505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5T22:23:04Z</meta:creation-date>
    <dc:date>2016-09-15T23:31:53.199146458</dc:date>
    <meta:editing-cycles>98</meta:editing-cycles>
    <meta:editing-duration>PT1H24M43S</meta:editing-duration>
    <meta:document-statistic meta:table-count="1" meta:cell-count="4010" meta:object-count="0"/>
  </office:meta>
</office:document-meta>
</file>